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9993in" style:rel-column-width="30165*"/>
    </style:style>
    <style:style style:name="Table5.B" style:family="table-column">
      <style:table-column-properties style:column-width="3.5174in" style:rel-column-width="35370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5.5313in" fo:margin-left="0.1188in" fo:margin-right="1.0424in" table:align="margins"/>
    </style:style>
    <style:style style:name="Table3.A" style:family="table-column">
      <style:table-column-properties style:column-width="1.2819in" style:rel-column-width="15186*"/>
    </style:style>
    <style:style style:name="Table3.B" style:family="table-column">
      <style:table-column-properties style:column-width="2.7611in" style:rel-column-width="32718*"/>
    </style:style>
    <style:style style:name="Table3.C" style:family="table-column">
      <style:table-column-properties style:column-width="0.8542in" style:rel-column-width="10124*"/>
    </style:style>
    <style:style style:name="Table3.D" style:family="table-column">
      <style:table-column-properties style:column-width="0.6333in" style:rel-column-width="750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4.6667in" fo:margin-left="0.1083in" fo:margin-right="1.91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4.6667in" style:rel-column-width="6719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">
      <style:paragraph-properties fo:margin-top="0.1665in" fo:margin-bottom="0.0835in" fo:keep-with-next="always"/>
    </style:style>
    <style:style style:name="P12" style:family="paragraph" style:parent-style-name="Text_20_body_20_indent_20_2">
      <style:text-properties fo:font-size="12pt" fo:language="en" fo:country="none" style:font-size-asian="12pt" style:font-size-complex="12pt"/>
    </style:style>
    <style:style style:name="P13" style:family="paragraph" style:parent-style-name="Text_20_body_20_indent_20_2">
      <style:text-properties fo:font-size="12pt" style:font-size-asian="12pt" style:font-size-complex="12pt"/>
    </style:style>
    <style:style style:name="P14" style:family="paragraph" style:parent-style-name="Text_20_body_20_indent_20_2">
      <style:text-properties style:font-name="Courier New1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ext_20_body_20_indent_20_2" style:master-page-name="">
      <style:paragraph-properties fo:margin-left="0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5" text:outline-level="3">Datebox</text:h>
      <text:p text:style-name="P12">An edit box for holding a date. <text:s/>After click on the calender, a <text:span text:style-name="Source_20_Text">calender</text:span> will pop-up for inputting date.</text:p>
      <text:p text:style-name="P12">Mouseless Entry <text:span text:style-name="Source_20_Text">datebox</text:span></text:p>
      <text:p text:style-name="P12">• Alt+DOWN to pop up the <text:span text:style-name="Source_20_Text">calendar.</text:span></text:p>
      <text:p text:style-name="P12">• LEFT, RIGHT, UP and DOWN to change the selected day from the <text:span text:style-name="Source_20_Text">calendar.</text:span></text:p>
      <text:p text:style-name="P12">• ENTER to activate the selection by copying the selected day to the <text:span text:style-name="Source_20_Text">datebox</text:span> control.</text:p>
      <text:p text:style-name="P12">• Alt+UP or ESC to give up the selection and close the <text:span text:style-name="Source_20_Text">calendar</text:span>.</text:p>
      <text:p text:style-name="P3"><draw:frame draw:style-name="fr1" draw:name="graphics1" text:anchor-type="paragraph" svg:width="2.0728in" svg:height="1.7602in" draw:z-index="0"><draw:image xlink:href="../images/datebox.png" xlink:type="simple" xlink:show="embed" xlink:actuate="onLoad"/></draw:frame></text:p>
      <text:p text:style-name="Code_20_Indent_20_2">&lt;datebox lenient="true" image="newButton.jpg" buttonVisible="false" /&gt;</text:p>
      <text:p text:style-name="Code_20_Indent_20_2">&lt;datebox lenient="false" compact="false" buttonVisible="true" /&gt;</text:p>
      <text:h text:style-name="Heading_20_4" text:outline-level="4">Class Name</text:h>
      <text:p text:style-name="P14"><text:span text:style-name="Source_20_Text"><text:span text:style-name="T2">org.zkoss.zul.Datebox</text:span></text:span> </text:p>
      <text:h text:style-name="Heading_20_4" text:outline-level="4">Supported Child Components</text:h>
      <text:p text:style-name="P13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Event Type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Click</text:span></text:p>
          </table:table-cell>
          <table:table-cell table:style-name="Table5.B2" office:value-type="string">
            <text:p text:style-name="P8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4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5.A2" office:value-type="string">
            <text:p text:style-name="P7"><text:span text:style-name="Source_20_Text">OnSelection</text:span></text:p>
          </table:table-cell>
          <table:table-cell table:style-name="Table5.B2" office:value-type="string">
            <text:p text:style-name="P8"><text:a xlink:type="simple" xlink:href="../SelectiontEvent.xml"><text:span text:style-name="Source_20_Text">org.zkoss.zk.ui.event.Selection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that user is selecting a portion of the text of an input component. You can retrieve the start and end position of the selected text by use of the getStart and getEnd methods.</text:span></text:p>
          </table:table-cell>
        </table:table-row>
        <table:table-row>
          <table:table-cell table:style-name="Table5.A2" office:value-type="string">
            <text:p text:style-name="P7"><text:span text:style-name="Source_20_Text">OnFocus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t.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5.A2" office:value-type="string">
            <text:p text:style-name="P7"><text:span text:style-name="Source_20_Text">OnBlur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.Event</text:span></text:a></text:p>
            <text:p text:style-name="P8"><text:span text:style-name="Source_20_Text"/></text:p>
            <text:p text:style-name="P8"><text:span text:style-name="Source_20_Text">Description: Denotes when a component loses the focus.</text:span></text:p>
          </table:table-cell>
        </table:table-row>
        <table:table-row>
          <table:table-cell table:style-name="Table5.A2" office:value-type="string">
            <text:p text:style-name="P7">OnChange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An input control notifies the application with the onChange event if its content is changed</text:span></text:p>
            <text:p text:style-name="P8"><text:span text:style-name="Source_20_Text">by the user.</text:span></text:p>
          </table:table-cell>
        </table:table-row>
        <table:table-row>
          <table:table-cell table:style-name="Table5.A2" office:value-type="string">
            <text:p text:style-name="P7">OnChanging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<text:span text:style-name="T4">Desczription:</text:span></text:span><text:span text:style-name="Source_20_Text"> An input control also notifies the application with the onChanging event, when user is</text:span></text:p>
            <text:p text:style-name="P8"><text:span text:style-name="Source_20_Text">changing the content.</text:span></text:p>
          </table:table-cell>
        </table:table-row>
      </table:table>
      <text:h text:style-name="P10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image</text:span></text:p>
          </table:table-cell>
          <table:table-cell table:style-name="Table1.A2" office:value-type="string">
            <text:p text:style-name="P2">the URI of the button image</text:p>
            <text:p text:style-name="P2"><text:span text:style-name="T4">Value: </text:span><text:span text:style-name="Source_20_Text"><text:span text:style-name="T1">url</text:span>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lenient</text:span></text:p>
          </table:table-cell>
          <table:table-cell table:style-name="Table1.B3" office:value-type="string">
            <text:p text:style-name="P8">whether or not date/time parsing is to be lenient</text:p>
            <text:p text:style-name="P8">With lenient parsing, the parser may use heuristics to interpret inputs that do not precisely match this object's format.</text:p>
            <text:p text:style-name="P8">With strict parsing, inputs must match this object's format</text:p>
            <text:p text:style-name="P8"><text:span text:style-name="T4">Value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compact</text:span></text:p>
          </table:table-cell>
          <table:table-cell table:style-name="Table1.B3" office:value-type="string">
            <text:p text:style-name="P8">whether to use a compact layout</text:p>
            <text:p text:style-name="P8"><text:span text:style-name="T4">Value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uttonVisible</text:span></text:p>
          </table:table-cell>
          <table:table-cell table:style-name="Table1.B3" office:value-type="string">
            <text:p text:style-name="P8">whether the button (on the right of the textbox) is visible</text:p>
            <text:p text:style-name="P8"><text:span text:style-name="T4">Value:</text:span><text:span text:style-name="Source_20_Text"><text:span text:style-name="T1">true|false</text:span>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</table:table>
      <text:h text:style-name="Heading_20_4" text:outline-level="4">Methods</text:h>
      <text:p text:style-name="P6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DateFormat</text:span></text:p>
          </table:table-cell>
          <table:table-cell table:style-name="Table3.A2" office:value-type="string">
            <text:p text:style-name="Table_20_Contents">Returns the date format of the specified format Default: it uses SimpleDateFormat to format the date. </text:p>
          </table:table-cell>
          <table:table-cell table:style-name="Table3.A2" office:value-type="string">
            <text:p text:style-name="Table_20_Contents"><text:span text:style-name="Source_20_Text">Java.text.Dateformat</text:span></text:p>
          </table:table-cell>
          <table:table-cell table:style-name="Table3.D2" office:value-type="string">
            <text:p text:style-name="Table_20_Contents"><text:span text:style-name="Source_20_Text">Forma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rmat</text:span></text:p>
          </table:table-cell>
          <table:table-cell table:style-name="Table3.A2" office:value-type="string">
            <text:p text:style-name="Table_20_Contents"> Returns the default format, which is used when contructing a datebox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<text:span text:style-name="Source_20_Text">Forma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</text:span></text:p>
          </table:table-cell>
          <table:table-cell table:style-name="Table3.A2" office:value-type="string">
            <text:p text:style-name="Table_20_Contents">Generates the Client-Side-Action attributes to the interior tag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<text:span text:style-name="Source_20_Text">InnerAttributes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ealStyleFlags</text:span></text:p>
          </table:table-cell>
          <table:table-cell table:style-name="Table3.A2" office:value-type="string">
            <text:p text:style-name="Table_20_Contents">Returns RS_NO_WIDTH|RS_NO_HEIGHT </text:p>
          </table:table-cell>
          <table:table-cell table:style-name="Table3.A2" office:value-type="string">
            <text:p text:style-name="Table_20_Contents"><text:span text:style-name="Source_20_Text">Int</text:span></text:p>
          </table:table-cell>
          <table:table-cell table:style-name="Table3.D2" office:value-type="string">
            <text:p text:style-name="Table_20_Contents"><text:span text:style-name="Source_20_Text">RS_NO_WIDTH|RS_NO_HEIGHT 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TimeZone</text:span></text:p>
          </table:table-cell>
          <table:table-cell table:style-name="Table3.A2" office:value-type="string">
            <text:p text:style-name="Table_20_Contents"> Returns the time zone that this date box belongs to, or null if the default time zone is used </text:p>
          </table:table-cell>
          <table:table-cell table:style-name="Table3.A2" office:value-type="string">
            <text:p text:style-name="Table_20_Contents"><text:span text:style-name="Source_20_Text">Java.util.Timezone</text:span></text:p>
          </table:table-cell>
          <table:table-cell table:style-name="Table3.D2" office:value-type="string">
            <text:p text:style-name="Table_20_Contents"><text:span text:style-name="Source_20_Text">timezone</text:span></text:p>
          </table:table-cell>
        </table:table-row>
      </table:table>
      <text:p text:style-name="P1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17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9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8:43:33</dc:date>
    <dc:language>en-US</dc:language>
    <meta:editing-cycles>128</meta:editing-cycles>
    <meta:editing-duration>PT4H51M33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95" meta:word-count="394" meta:character-count="2764"/>
  </office:meta>
</office:document-meta>
</file>